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3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4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5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6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7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8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19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20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21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22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23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P24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  <style:style style:name="T2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language="en" fo:country="IN" style:language-asian="en" style:country-asian="IN" style:language-complex="ar" style:country-complex="SA"/>
    </style:style>
  </office:automatic-styles>
  <office:body>
    <office:text text:use-soft-page-breaks="true">
      <text:p text:style-name="P1"/>
      <text:p text:style-name="P13">a=raw_input('Enter String: ')</text:p>
      <text:p text:style-name="P14">x=raw_input("Enter Character to Check Occurence: ")</text:p>
      <text:p text:style-name="P15">print("The total count of occurence of "+x+" is ",a.count(x))</text:p>
      <text:p text:style-name="P16">y=raw_input("Enter substring to find: ")</text:p>
      <text:p text:style-name="P17"/>
      <text:p text:style-name="P18">if (a.find(y)&gt;0):</text:p>
      <text:p text:style-name="P19"><text:tab/>print(a.find(y))</text:p>
      <text:p text:style-name="P20">else:</text:p>
      <text:p text:style-name="P21"><text:tab/>print("Character is not present")</text:p>
      <text:p text:style-name="P22">print("Length of String is ",len(a))</text:p>
      <text:p text:style-name="P23">z=raw_input("Enter string to append: ")</text:p>
      <text:p text:style-name="P24">a=a+z</text:p>
      <text:p text:style-name="Normal"><text:span text:style-name="T25">print(a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en" fo:country="IN" style:language-asian="en" style:country-asian="US" style:language-complex="hi" style:country-complex="IN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en" fo:country="GB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576in" fo:margin-left="0.5in" fo:margin-bottom="0.039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423in"/>
      </style:header-style>
      <style:footer-style>
        <style:header-footer-properties style:dynamic-spacing="true" fo:min-height="0.4604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paragraph-properties>
        <style:tab-stops>
          <style:tab-stop style:type="center" style:position="3.634in"/>
          <style:tab-stop style:type="right" style:position="7.268in"/>
        </style:tab-stops>
      </style:paragraph-properties>
    </style:style>
    <style:style style:name="T4" style:parent-style-name="DefaultParagraphFont" style:family="text">
      <style:text-properties fo:language="en" fo:country="IN"/>
    </style:style>
    <style:style style:name="T5" style:parent-style-name="DefaultParagraphFont" style:family="text">
      <style:text-properties fo:language="en" fo:country="IN"/>
    </style:style>
    <style:style style:name="T6" style:parent-style-name="DefaultParagraphFont" style:family="text">
      <style:text-properties fo:language="en" fo:country="IN"/>
    </style:style>
    <style:style style:name="T7" style:parent-style-name="DefaultParagraphFont" style:family="text">
      <style:text-properties fo:text-transform="uppercase" fo:language="en" fo:country="IN"/>
    </style:style>
    <style:style style:name="T8" style:parent-style-name="DefaultParagraphFont" style:family="text">
      <style:text-properties fo:text-transform="uppercase" fo:language="en" fo:country="IN"/>
    </style:style>
    <style:style style:name="T9" style:parent-style-name="DefaultParagraphFont" style:family="text">
      <style:text-properties fo:text-transform="uppercase" fo:language="en" fo:country="IN"/>
    </style:style>
    <style:style style:name="T10" style:parent-style-name="DefaultParagraphFont" style:family="text">
      <style:text-properties fo:language="en" fo:country="IN"/>
    </style:style>
    <style:style style:name="P11" style:parent-style-name="Header" style:family="paragraph">
      <style:text-properties fo:language="en" fo:country="IN"/>
    </style:style>
    <style:style style:name="P12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/>
        <text:p text:style-name="P3"><text:span text:style-name="T4">Gokul Krishna R</text:span><text:span text:style-name="T5"><text:tab/></text:span><text:span text:style-name="T6">Program<text:s/></text:span><text:span text:style-name="T7">2d</text:span><text:span text:style-name="T8"><text:tab/></text:span><text:span text:style-name="T9">12</text:span><text:span text:style-name="T10">/10/2022</text:span></text:p>
        <text:p text:style-name="P11">20220040</text:p>
        <text:p text:style-name="P12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hul Krishna.R</meta:initial-creator>
    <dc:creator>Rahul Krishna.R</dc:creator>
    <meta:creation-date>2022-11-16T01:56:00Z</meta:creation-date>
    <dc:date>2022-11-16T01:56:00Z</dc:date>
    <meta:template xlink:href="Normal" xlink:type="simple"/>
    <meta:editing-cycles>2</meta:editing-cycles>
    <meta:editing-duration>PT0S</meta:editing-duration>
    <meta:document-statistic meta:page-count="1" meta:paragraph-count="1" meta:word-count="53" meta:character-count="355" meta:row-count="2" meta:non-whitespace-character-count="303"/>
  </office:meta>
</office:document-meta>
</file>